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base Technology Selection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5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termine the most suitable database technology for AML's system, capable of securely storing sensitive user information and public media data, while ensuring scalability and maintainability.</text:p>
          </table:table-cell>
          <table:table-cell table:style-name="Table2.A1" office:value-type="string">
            <text:p text:style-name="P7">Selected Option: SQLite</text:p>
            <text:p text:style-name="P7"><text:s text:c="4"/>Chosen for its simplicity, low maintenance requirements, and ability to scale securely through database sharding.</text:p>
            <text:p text:style-name="P7"><text:s text:c="4"/>Aligned well with the team's expertise and the project’s immediate need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Begin database integration using SQLite.</text:span></text:p>
      <text:p text:style-name="P6">Regularly test scalability and data security to ensure compliance with AML's goals.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47</meta:editing-cycles>
    <meta:creation-date>2024-09-26T17:23:00</meta:creation-date>
    <dc:date>2024-12-16T19:36:24.954106770</dc:date>
    <meta:editing-duration>PT18M36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96" meta:character-count="694" meta:non-whitespace-character-count="60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